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10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06503488745601" calcext:value-type="float">
            <text:p>0.0106503488745601</text:p>
          </table:table-cell>
          <table:table-cell table:style-name="ce1" table:formula="of:=AVERAGE([.C3:.C32])" office:value-type="float" office:value="0.954215240478516" calcext:value-type="float">
            <text:p>0.954215240478516</text:p>
          </table:table-cell>
          <table:table-cell table:style-name="ce1" table:formula="of:=AVERAGE([.D3:.D32])" office:value-type="float" office:value="0.150808174519142" calcext:value-type="float">
            <text:p>0.150808174519142</text:p>
          </table:table-cell>
          <table:table-cell table:style-name="ce1" table:formula="of:=AVERAGE([.E3:.E32])" office:value-type="float" office:value="0.0116102355967394" calcext:value-type="float">
            <text:p>0.0116102355967394</text:p>
          </table:table-cell>
          <table:table-cell table:style-name="ce1" table:formula="of:=AVERAGE([.F3:.F32])" office:value-type="float" office:value="0.0203236950354667" calcext:value-type="float">
            <text:p>0.0203236950354667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179709631728045" calcext:value-type="float">
            <text:p>0.0179709631728045</text:p>
          </table:table-cell>
          <table:table-cell office:value-type="float" office:value="0.915367126464844" calcext:value-type="float">
            <text:p>0.915367126464844</text:p>
          </table:table-cell>
          <table:table-cell office:value-type="float" office:value="0.23015873015873" calcext:value-type="float">
            <text:p>0.23015873015873</text:p>
          </table:table-cell>
          <table:table-cell office:value-type="float" office:value="0.0191202787981539" calcext:value-type="float">
            <text:p>0.0191202787981539</text:p>
          </table:table-cell>
          <table:table-cell office:value-type="float" office:value="0.035307418036351" calcext:value-type="float">
            <text:p>0.035307418036351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227045332101901" calcext:value-type="float">
            <text:p>0.00227045332101901</text:p>
          </table:table-cell>
          <table:table-cell office:value-type="float" office:value="0.901096343994141" calcext:value-type="float">
            <text:p>0.901096343994141</text:p>
          </table:table-cell>
          <table:table-cell office:value-type="float" office:value="0.305699481865285" calcext:value-type="float">
            <text:p>0.305699481865285</text:p>
          </table:table-cell>
          <table:table-cell office:value-type="float" office:value="0.00228222187838465" calcext:value-type="float">
            <text:p>0.00228222187838465</text:p>
          </table:table-cell>
          <table:table-cell office:value-type="float" office:value="0.00453062008062968" calcext:value-type="float">
            <text:p>0.00453062008062968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2631683349609" calcext:value-type="float">
            <text:p>0.98263168334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00153491941673" calcext:value-type="float">
            <text:p>0.100153491941673</text:p>
          </table:table-cell>
          <table:table-cell office:value-type="float" office:value="0.964218139648438" calcext:value-type="float">
            <text:p>0.964218139648438</text:p>
          </table:table-cell>
          <table:table-cell office:value-type="float" office:value="0.438287153652393" calcext:value-type="float">
            <text:p>0.438287153652393</text:p>
          </table:table-cell>
          <table:table-cell office:value-type="float" office:value="0.114902047105437" calcext:value-type="float">
            <text:p>0.114902047105437</text:p>
          </table:table-cell>
          <table:table-cell office:value-type="float" office:value="0.18207185211022" calcext:value-type="float">
            <text:p>0.1820718521102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400751664692185" calcext:value-type="float">
            <text:p>0.0400751664692185</text:p>
          </table:table-cell>
          <table:table-cell office:value-type="float" office:value="0.910362243652344" calcext:value-type="float">
            <text:p>0.910362243652344</text:p>
          </table:table-cell>
          <table:table-cell office:value-type="float" office:value="0.559293044469783" calcext:value-type="float">
            <text:p>0.559293044469783</text:p>
          </table:table-cell>
          <table:table-cell office:value-type="float" office:value="0.0413819286256644" calcext:value-type="float">
            <text:p>0.0413819286256644</text:p>
          </table:table-cell>
          <table:table-cell office:value-type="float" office:value="0.0770620581304006" calcext:value-type="float">
            <text:p>0.0770620581304006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246767665914545" calcext:value-type="float">
            <text:p>0.0246767665914545</text:p>
          </table:table-cell>
          <table:table-cell office:value-type="float" office:value="0.8961181640625" calcext:value-type="float">
            <text:p>0.8961181640625</text:p>
          </table:table-cell>
          <table:table-cell office:value-type="float" office:value="0.25377532228361" calcext:value-type="float">
            <text:p>0.25377532228361</text:p>
          </table:table-cell>
          <table:table-cell office:value-type="float" office:value="0.0266074531762889" calcext:value-type="float">
            <text:p>0.0266074531762889</text:p>
          </table:table-cell>
          <table:table-cell office:value-type="float" office:value="0.0481649772806711" calcext:value-type="float">
            <text:p>0.0481649772806711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104357636440558" calcext:value-type="float">
            <text:p>0.0104357636440558</text:p>
          </table:table-cell>
          <table:table-cell office:value-type="float" office:value="0.919696807861328" calcext:value-type="float">
            <text:p>0.919696807861328</text:p>
          </table:table-cell>
          <table:table-cell office:value-type="float" office:value="0.248322147651007" calcext:value-type="float">
            <text:p>0.248322147651007</text:p>
          </table:table-cell>
          <table:table-cell office:value-type="float" office:value="0.0107761759137906" calcext:value-type="float">
            <text:p>0.0107761759137906</text:p>
          </table:table-cell>
          <table:table-cell office:value-type="float" office:value="0.0206559665038381" calcext:value-type="float">
            <text:p>0.0206559665038381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0654521653758045" calcext:value-type="float">
            <text:p>0.00654521653758045</text:p>
          </table:table-cell>
          <table:table-cell office:value-type="float" office:value="0.930519104003906" calcext:value-type="float">
            <text:p>0.930519104003906</text:p>
          </table:table-cell>
          <table:table-cell office:value-type="float" office:value="0.32" calcext:value-type="float">
            <text:p>0.32</text:p>
          </table:table-cell>
          <table:table-cell office:value-type="float" office:value="0.00663753526190608" calcext:value-type="float">
            <text:p>0.00663753526190608</text:p>
          </table:table-cell>
          <table:table-cell office:value-type="float" office:value="0.0130053105017882" calcext:value-type="float">
            <text:p>0.0130053105017882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762420654297" calcext:value-type="float">
            <text:p>0.994762420654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1597665117285" calcext:value-type="float">
            <text:p>0.00221597665117285</text:p>
          </table:table-cell>
          <table:table-cell office:value-type="float" office:value="0.929576873779297" calcext:value-type="float">
            <text:p>0.929576873779297</text:p>
          </table:table-cell>
          <table:table-cell office:value-type="float" office:value="0.37962962962963" calcext:value-type="float">
            <text:p>0.37962962962963</text:p>
          </table:table-cell>
          <table:table-cell office:value-type="float" office:value="0.00222403037700027" calcext:value-type="float">
            <text:p>0.00222403037700027</text:p>
          </table:table-cell>
          <table:table-cell office:value-type="float" office:value="0.00442215391252764" calcext:value-type="float">
            <text:p>0.00442215391252764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292546316243" calcext:value-type="float">
            <text:p>0.001292546316243</text:p>
          </table:table-cell>
          <table:table-cell office:value-type="float" office:value="0.982315063476563" calcext:value-type="float">
            <text:p>0.982315063476563</text:p>
          </table:table-cell>
          <table:table-cell office:value-type="float" office:value="0.0113636363636364" calcext:value-type="float">
            <text:p>0.0113636363636364</text:p>
          </table:table-cell>
          <table:table-cell office:value-type="float" office:value="0.00145631067961165" calcext:value-type="float">
            <text:p>0.00145631067961165</text:p>
          </table:table-cell>
          <table:table-cell office:value-type="float" office:value="0.00258175559380379" calcext:value-type="float">
            <text:p>0.00258175559380379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379519501202941" calcext:value-type="float">
            <text:p>0.00379519501202941</text:p>
          </table:table-cell>
          <table:table-cell office:value-type="float" office:value="0.887851715087891" calcext:value-type="float">
            <text:p>0.887851715087891</text:p>
          </table:table-cell>
          <table:table-cell office:value-type="float" office:value="0.289405684754522" calcext:value-type="float">
            <text:p>0.289405684754522</text:p>
          </table:table-cell>
          <table:table-cell office:value-type="float" office:value="0.00383089341907238" calcext:value-type="float">
            <text:p>0.00383089341907238</text:p>
          </table:table-cell>
          <table:table-cell office:value-type="float" office:value="0.00756169192856902" calcext:value-type="float">
            <text:p>0.00756169192856902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" calcext:value-type="float">
            <text:p>0</text:p>
          </table:table-cell>
          <table:table-cell office:value-type="float" office:value="0.987117767333984" calcext:value-type="float">
            <text:p>0.987117767333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81101989746094" calcext:value-type="float">
            <text:p>0.981101989746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29276915428382" calcext:value-type="float">
            <text:p>0.0029276915428382</text:p>
          </table:table-cell>
          <table:table-cell office:value-type="float" office:value="0.931144714355469" calcext:value-type="float">
            <text:p>0.931144714355469</text:p>
          </table:table-cell>
          <table:table-cell office:value-type="float" office:value="0.21285140562249" calcext:value-type="float">
            <text:p>0.21285140562249</text:p>
          </table:table-cell>
          <table:table-cell office:value-type="float" office:value="0.00295973641592673" calcext:value-type="float">
            <text:p>0.00295973641592673</text:p>
          </table:table-cell>
          <table:table-cell office:value-type="float" office:value="0.00583829037232871" calcext:value-type="float">
            <text:p>0.00583829037232871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" calcext:value-type="float">
            <text:p>0</text:p>
          </table:table-cell>
          <table:table-cell office:value-type="float" office:value="0.949333190917969" calcext:value-type="float">
            <text:p>0.9493331909179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149684593178659" calcext:value-type="float">
            <text:p>0.00149684593178659</text:p>
          </table:table-cell>
          <table:table-cell office:value-type="float" office:value="0.964374542236328" calcext:value-type="float">
            <text:p>0.964374542236328</text:p>
          </table:table-cell>
          <table:table-cell office:value-type="float" office:value="0.0134615384615385" calcext:value-type="float">
            <text:p>0.0134615384615385</text:p>
          </table:table-cell>
          <table:table-cell office:value-type="float" office:value="0.00168127777110604" calcext:value-type="float">
            <text:p>0.00168127777110604</text:p>
          </table:table-cell>
          <table:table-cell office:value-type="float" office:value="0.00298921746557062" calcext:value-type="float">
            <text:p>0.00298921746557062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3640498951633" calcext:value-type="float">
            <text:p>0.043640498951633</text:p>
          </table:table-cell>
          <table:table-cell office:value-type="float" office:value="0.897342681884766" calcext:value-type="float">
            <text:p>0.897342681884766</text:p>
          </table:table-cell>
          <table:table-cell office:value-type="float" office:value="0.320877972302064" calcext:value-type="float">
            <text:p>0.320877972302064</text:p>
          </table:table-cell>
          <table:table-cell office:value-type="float" office:value="0.0480814408770556" calcext:value-type="float">
            <text:p>0.0480814408770556</text:p>
          </table:table-cell>
          <table:table-cell office:value-type="float" office:value="0.0836312868185378" calcext:value-type="float">
            <text:p>0.0836312868185378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0913602526505752" calcext:value-type="float">
            <text:p>0.00913602526505752</text:p>
          </table:table-cell>
          <table:table-cell office:value-type="float" office:value="0.966487884521484" calcext:value-type="float">
            <text:p>0.966487884521484</text:p>
          </table:table-cell>
          <table:table-cell office:value-type="float" office:value="0.0858960763520679" calcext:value-type="float">
            <text:p>0.0858960763520679</text:p>
          </table:table-cell>
          <table:table-cell office:value-type="float" office:value="0.010119940029985" calcext:value-type="float">
            <text:p>0.010119940029985</text:p>
          </table:table-cell>
          <table:table-cell office:value-type="float" office:value="0.0181066279199732" calcext:value-type="float">
            <text:p>0.0181066279199732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106007067137809" calcext:value-type="float">
            <text:p>0.0106007067137809</text:p>
          </table:table-cell>
          <table:table-cell office:value-type="float" office:value="0.98931884765625" calcext:value-type="float">
            <text:p>0.98931884765625</text:p>
          </table:table-cell>
          <table:table-cell office:value-type="float" office:value="0.0671140939597315" calcext:value-type="float">
            <text:p>0.0671140939597315</text:p>
          </table:table-cell>
          <table:table-cell office:value-type="float" office:value="0.0124326564442603" calcext:value-type="float">
            <text:p>0.0124326564442603</text:p>
          </table:table-cell>
          <table:table-cell office:value-type="float" office:value="0.020979020979021" calcext:value-type="float">
            <text:p>0.020979020979021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217391304347826" calcext:value-type="float">
            <text:p>0.0217391304347826</text:p>
          </table:table-cell>
          <table:table-cell office:value-type="float" office:value="0.990730285644531" calcext:value-type="float">
            <text:p>0.990730285644531</text:p>
          </table:table-cell>
          <table:table-cell office:value-type="float" office:value="0.486486486486487" calcext:value-type="float">
            <text:p>0.486486486486487</text:p>
          </table:table-cell>
          <table:table-cell office:value-type="float" office:value="0.0222496909765142" calcext:value-type="float">
            <text:p>0.0222496909765142</text:p>
          </table:table-cell>
          <table:table-cell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" calcext:value-type="float">
            <text:p>0</text:p>
          </table:table-cell>
          <table:table-cell office:value-type="float" office:value="0.988971710205078" calcext:value-type="float">
            <text:p>0.988971710205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205380277396738" calcext:value-type="float">
            <text:p>0.0205380277396738</text:p>
          </table:table-cell>
          <table:table-cell office:value-type="float" office:value="0.901943206787109" calcext:value-type="float">
            <text:p>0.901943206787109</text:p>
          </table:table-cell>
          <table:table-cell office:value-type="float" office:value="0.301622831561276" calcext:value-type="float">
            <text:p>0.301622831561276</text:p>
          </table:table-cell>
          <table:table-cell office:value-type="float" office:value="0.0215634501520243" calcext:value-type="float">
            <text:p>0.0215634501520243</text:p>
          </table:table-cell>
          <table:table-cell office:value-type="float" office:value="0.04024941194041" calcext:value-type="float">
            <text:p>0.04024941194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5:29.691514864</dc:date>
    <meta:editing-duration>PT9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